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36" style:parent-style-name="Textbod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7" style:parent-style-name="Textbody" style:family="paragraph">
      <style:text-properties fo:font-size="12pt" style:font-size-asian="12pt" style:font-size-complex="12pt"/>
    </style:style>
    <style:style style:name="P38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39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40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41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42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43" style:parent-style-name="Textbody" style:family="paragraph">
      <style:paragraph-properties fo:margin-left="0.509in">
        <style:tab-stops/>
      </style:paragraph-properties>
      <style:text-properties fo:font-size="12pt" style:font-size-asian="12pt" style:font-size-complex="12pt"/>
    </style:style>
    <style:style style:name="P44" style:parent-style-name="Textbody" style:family="paragraph">
      <style:paragraph-properties fo:margin-left="0.5208in">
        <style:tab-stops/>
      </style:paragraph-properties>
      <style:text-properties fo:font-size="12pt" style:font-size-asian="12pt" style:font-size-complex="12pt"/>
    </style:style>
    <style:style style:name="P45" style:parent-style-name="Textbody" style:family="paragraph">
      <style:paragraph-properties fo:margin-left="1.0069in">
        <style:tab-stops/>
      </style:paragraph-properties>
      <style:text-properties fo:font-size="12pt" style:font-size-asian="12pt" style:font-size-complex="12pt"/>
    </style:style>
    <style:style style:name="P46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47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48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49" style:parent-style-name="Textbody" style:family="paragraph">
      <style:paragraph-properties fo:margin-left="0.4979in">
        <style:tab-stops/>
      </style:paragraph-properties>
      <style:text-properties fo:font-size="12pt" style:font-size-asian="12pt" style:font-size-complex="12pt"/>
    </style:style>
    <style:style style:name="P50" style:parent-style-name="Textbody" style:family="paragraph">
      <style:paragraph-properties fo:margin-left="0.4979in">
        <style:tab-stops/>
      </style:paragraph-properties>
      <style:text-properties fo:font-size="12pt" style:font-size-asian="12pt" style:font-size-complex="12pt"/>
    </style:style>
    <style:style style:name="P51" style:parent-style-name="Textbody" style:family="paragraph">
      <style:text-properties fo:font-size="12pt" style:font-size-asian="12pt" style:font-size-complex="12pt"/>
    </style:style>
    <style:style style:name="P52" style:parent-style-name="Textbody" style:family="paragraph">
      <style:text-properties fo:font-size="12pt" style:font-size-asian="12pt" style:font-size-complex="12pt"/>
    </style:style>
    <style:style style:name="P53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54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55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56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57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58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59" style:parent-style-name="Textbody" style:family="paragraph">
      <style:paragraph-properties fo:margin-left="0.2812in">
        <style:tab-stops/>
      </style:paragraph-properties>
      <style:text-properties fo:font-size="12pt" style:font-size-asian="12pt" style:font-size-complex="12pt"/>
    </style:style>
    <style:style style:name="T60" style:parent-style-name="Fonteparág.padrão" style:family="text">
      <style:text-properties fo:font-weight="bold" style:font-weight-asian="bold" style:font-weight-complex="bold"/>
    </style:style>
    <style:style style:name="P61" style:parent-style-name="Standard" style:family="paragraph">
      <style:paragraph-properties fo:margin-left="0.4743in">
        <style:tab-stops/>
      </style:paragraph-properties>
    </style:style>
    <style:style style:name="P62" style:parent-style-name="Standard" style:family="paragraph">
      <style:paragraph-properties fo:margin-left="0.4743in">
        <style:tab-stops/>
      </style:paragraph-properties>
    </style:style>
    <style:style style:name="P63" style:parent-style-name="Standard" style:family="paragraph">
      <style:paragraph-properties fo:margin-left="0.4743in">
        <style:tab-stops/>
      </style:paragraph-properties>
    </style:style>
    <style:style style:name="P64" style:parent-style-name="Standard" style:family="paragraph">
      <style:paragraph-properties fo:margin-left="0.9722in">
        <style:tab-stops/>
      </style:paragraph-properties>
    </style:style>
    <style:style style:name="P65" style:parent-style-name="Standard" style:family="paragraph">
      <style:paragraph-properties fo:margin-left="0.4743in">
        <style:tab-stops/>
      </style:paragraph-properties>
    </style:style>
    <style:style style:name="P66" style:parent-style-name="Standard" style:family="paragraph">
      <style:paragraph-properties fo:margin-left="0.9722in">
        <style:tab-stops/>
      </style:paragraph-properties>
    </style:style>
    <style:style style:name="P67" style:parent-style-name="Standard" style:family="paragraph">
      <style:paragraph-properties fo:margin-left="0.4743in">
        <style:tab-stops/>
      </style:paragraph-properties>
    </style:style>
    <style:style style:name="P68" style:parent-style-name="Standard" style:family="paragraph">
      <style:paragraph-properties fo:margin-left="0.4743in">
        <style:tab-stops/>
      </style:paragraph-properties>
    </style:style>
    <style:style style:name="P69" style:parent-style-name="Standard" style:family="paragraph">
      <style:paragraph-properties fo:margin-left="0.4631in">
        <style:tab-stops/>
      </style:paragraph-properties>
    </style:style>
    <style:style style:name="P70" style:parent-style-name="Standard" style:family="paragraph">
      <style:paragraph-properties fo:margin-left="0.4861in">
        <style:tab-stops>
          <style:tab-stop style:type="left" style:position="1.1229in"/>
        </style:tab-stops>
      </style:paragraph-properties>
    </style:style>
    <style:style style:name="P71" style:parent-style-name="Standard" style:list-style-name="LFO9" style:family="paragraph"/>
    <style:style style:name="P72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5" style:parent-style-name="Standard" style:family="paragraph">
      <style:paragraph-properties fo:margin-left="0.509in">
        <style:tab-stops/>
      </style:paragraph-properties>
    </style:style>
    <style:style style:name="P76" style:parent-style-name="Standard" style:family="paragraph">
      <style:paragraph-properties fo:margin-left="0.509in">
        <style:tab-stops/>
      </style:paragraph-properties>
    </style:style>
    <style:style style:name="P77" style:parent-style-name="Standard" style:family="paragraph">
      <style:paragraph-properties fo:margin-left="0.509in">
        <style:tab-stops/>
      </style:paragraph-properties>
    </style:style>
    <style:style style:name="P78" style:parent-style-name="Standard" style:family="paragraph">
      <style:paragraph-properties fo:margin-left="0.509in">
        <style:tab-stops/>
      </style:paragraph-properties>
    </style:style>
    <style:style style:name="P79" style:parent-style-name="Standard" style:family="paragraph">
      <style:paragraph-properties fo:margin-left="0.509in">
        <style:tab-stops/>
      </style:paragraph-properties>
    </style:style>
    <style:style style:name="T80" style:parent-style-name="Fonteparág.padrão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Memória Virtual<text:line-break/>Caso de uso: Realizar Busca Simples</text:p>
      <text:p text:style-name="P36"/>
      <text:h text:style-name="Título1" text:outline-level="1">Breve Descrição</text:h>
      <text:p text:style-name="P37">Este caso de uso permite que a busca seja feita entre os objetos marcados como revisados e disponível para acesso<text:s/>externo. Os resultados devem ser mostrados ao usuário com uma imagem, uma breve descrição do bem e um link para visualização do bem patrimonial.</text:p>
      <text:h text:style-name="Título1" text:outline-level="1">Breve Descrição dos Atores</text:h>
      <text:p text:style-name="Standard"><text:tab/>Usuario comum: Pode fazer busca entre os bens já revisados.</text:p>
      <text:h text:style-name="Título1" text:outline-level="1">Fluxo Básico de Eventos</text:h>
      <text:p text:style-name="P38">1. O Usuário seleciona a opção “Buscar”</text:p>
      <text:p text:style-name="P39">2. O Sistema deve mostrar:</text:p>
      <text:p text:style-name="P40"><text:s/><text:tab/>- Campo de busca para que a pesquisa seja digitada</text:p>
      <text:p text:style-name="P41"><text:s/><text:tab/>- Botão “Buscar” para iniciar a busca</text:p>
      <text:p text:style-name="P42">3. O usuário digita uma palavra ou um conjunto de palavras relacionada ao bem patrimonial que deseja buscar. Esta pode ser o título ou parte dele, uma palavra-chave ou descritor ligado ao bem patrimonial ou parte da descrição de uma imagem.</text:p>
      <text:p text:style-name="P43">4. <text:s/>O sistema deve buscar na base de dados entre todos os bens patrimoniais revisados e marcados como “Disponível para acesso externo”,<text:s/>sem diferenciação quanto a caracteres especiais e não case sensitive, considerando a seguinte ordem:</text:p>
      <text:p text:style-name="P44"><text:s/><text:tab/>- Título Principal do Bem Patrimonial</text:p>
      <text:p text:style-name="P45">- Título Adicional do Bem Patrimonial</text:p>
      <text:p text:style-name="P46"><text:s/><text:tab/><text:s/><text:tab/>- Parte do Título (Principal ou Adicional)</text:p>
      <text:p text:style-name="P47"><text:s/><text:tab/><text:s/><text:tab/>- Número de Registro</text:p>
      <text:p text:style-name="P48"><text:tab/><text:tab/>- Nomes dos Autores<text:line-break/><text:tab/><text:tab/>- Localização</text:p>
      <text:p text:style-name="P49">O campo de busca deve permanecer na tela durante a exibição dos resultados, gravado com a palavra que foi buscada.</text:p>
      <text:p text:style-name="P50">5. Se o bem patrimonial estiver marcado como<text:s/>“Indiponível para acesso externo”, o Sistema deve exibir a busca<text:s/>mostrando,<text:s/>além dos itens marcados<text:s/>como<text:s/>disponível, como descrito no Fluxo Básico 4,<text:s/>mostrar<text:s/>também<text:s/>todos<text:s/>os bens<text:s/>marcados<text:s/>como<text:s/>indisponíveis<text:s/>para os usuários que pertencerem a mesma Instituição desse bem.</text:p>
      <text:p text:style-name="P51">6. O sistema deve listar os resultados encontrados, da seguinte forma:</text:p>
      <text:soft-page-break/>
      <text:p text:style-name="P52"><text:s/>Ao listar os bens patrimoniais, deve-se apresentá-los por Título principal e, ao clicar no título principal, títulos adicionais que eventualmente estejam cadastrados devem aparecer.</text:p>
      <text:p text:style-name="P53"><text:s/><text:tab/>- <text:s/>link para acessar informações específicas de cada bem patrimonial.</text:p>
      <text:p text:style-name="P54"><text:s/><text:tab/>- imagem<text:s/>do bem Patrimonal</text:p>
      <text:p text:style-name="P55"><text:s/><text:tab/></text:p>
      <text:p text:style-name="P56">7.<text:s/>O Usuário clica no link do bem patrimonial desejado</text:p>
      <text:p text:style-name="P57">8. O Sistema deve abrir uma página com a visualização do bem e sua descrição, bem como um link de retorno à página da busca.</text:p>
      <text:p text:style-name="P58">9. O caso de uso termina.</text:p>
      <text:p text:style-name="P59"/>
      <text:h text:style-name="Título1" text:outline-level="1">Fluxos Alternativos</text:h>
      <text:p text:style-name="Standard"/>
      <text:h text:style-name="Título2" text:outline-level="2">Fluxo<text:s/>Alternativo 1</text:h>
      <text:p text:style-name="Standard"/>
      <text:p text:style-name="Standard"><text:tab/>Se no passo 4 do<text:s/><text:span text:style-name="T60">Fluxo Básico<text:s/></text:span>o sistema não encontrar nenhum bem patrimonial relacionado com a pesquisa:</text:p>
      <text:p text:style-name="Standard"/>
      <text:p text:style-name="P61"><text:s/>1. o sistema deve buscar bens com títulos ou assuntos semelhantes. (Por exemplo, se houver falha na busca por São Luis, serão mostrados resultados semanticamente semelhantes, como São Paulo, São Carlos, etc.).</text:p>
      <text:p text:style-name="P62"/>
      <text:p text:style-name="P63">2. O caso de uso volta ao passo<text:s/>6<text:s/>do fluxo básico.</text:p>
      <text:p text:style-name="Standard"/>
      <text:h text:style-name="Título2" text:outline-level="2">Fluxo Alternativo 2</text:h>
      <text:p text:style-name="Standard"/>
      <text:p text:style-name="Standard">Se no passo 8<text:s/>do Fluxo Básico o usuário clica na opção de retorno à página da busca:</text:p>
      <text:p text:style-name="P64"/>
      <text:p text:style-name="P65"><text:tab/>1. o sistema deve<text:s/>exibir a página anterior, com os resultados ainda disponíveis para acesso.</text:p>
      <text:p text:style-name="Standard"><text:tab/></text:p>
      <text:p text:style-name="Standard"><text:tab/>2. O caso de uso volta ao passo<text:s/>6<text:s/>do fluxo básico.</text:p>
      <text:p text:style-name="Standard"/>
      <text:h text:style-name="Título2" text:outline-level="2">Fluxo Alternativo 3</text:h>
      <text:p text:style-name="Standard"/>
      <text:p text:style-name="Standard">Se no passo<text:s/>6<text:s/>do Fluxo Básico o usuário estiver logado no sistema e possuir nível para editar ou excluir<text:s/>bem patrimonial:</text:p>
      <text:p text:style-name="P66"/>
      <text:p text:style-name="P67"><text:tab/>1. o sistema deve exibir, juntamente com os resultados da pesquisa:</text:p>
      <text:p text:style-name="P68"/>
      <text:p text:style-name="Standard"><text:tab/>- botão para editar bem Patrimonial, levando o usuário para a tela de edição de bem patrimonial.</text:p>
      <text:p text:style-name="P69"/>
      <text:p text:style-name="P70"><text:s text:c="2"/>- botão para excluir bem Patrimonial, levando o usuário para a tela<text:s/>de exclusão de bem patrimonial.</text:p>
      <text:p text:style-name="Standard"><text:tab/></text:p>
      <text:list text:style-name="LFO9" text:continue-numbering="true">
        <text:list-item>
          <text:list>
            <text:list-item>
              <text:list>
                <text:list-item>
                  <text:p text:style-name="P71">O caso de uso volta ao passo<text:s/>6<text:s/>do fluxo básico.</text:p>
                </text:list-item>
              </text:list>
            </text:list-item>
          </text:list>
        </text:list-item>
      </text:list>
      <text:p text:style-name="P72">4.4 Fluxo Alternativo 4</text:p>
      <text:p text:style-name="P73">Se no passo 4 do fluxo básico, o usuário não digitou nenhum caractere no campo de busca, nada deve acontecer e o caso de uso volta ao passo 3 do fluxo básico.</text:p>
      <text:p text:style-name="P74"/>
      <text:h text:style-name="Título1" text:outline-level="1">Pós-Condições</text:h>
      <text:p text:style-name="P75">Fluxo básico:<text:s/><text:tab/><text:tab/>Não há nenhum tipo de alteração no sistema.</text:p>
      <text:p text:style-name="P76">Fluxo Alternativo 1:<text:s/><text:tab/>Não há nenhum tipo de alteração no sistema.</text:p>
      <text:p text:style-name="P77">Fluxo alternativo 2:<text:s/><text:tab/>Não há nenhum tipo de alteração no sistema.</text:p>
      <text:p text:style-name="P78">Fluxo alternativo 3:<text:s/><text:tab/>Não há nenhum<text:s/>tipo de alteração no sistema.</text:p>
      <text:p text:style-name="P79">Fluxo alternativo 4: <text:s text:c="2"/>Não há nenhum tipo de alteração no sistema.</text:p>
      <text:h text:style-name="Título1" text:outline-level="1">Requisitos Especiais</text:h>
      <text:p text:style-name="Standard">Se o Bem Patrimonial necessita de revisão e não estiver marcado como revisado, este não pode aparecer disponível para busca.</text:p>
      <text:p text:style-name="Standard">Se o Bem Patrimonial não estiver marcado com a opção “Disponível para acesso externo”, este não pode<text:s/>aparecer disponível para busca para qualquer usuário, e sim apaneas para os usuários que pertencerem a mesma Instituição do bem cadastrado.</text:p>
      <text:p text:style-name="Standard"/>
      <text:p text:style-name="Standard"><text:span text:style-name="T80">Performance: os resultados devem ser retornados em até 1 segun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style:font-name-asian="Arial" style:font-name-complex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</style:style>
    <style:style style:name="T14" style:parent-style-name="Fonteparág.padrão" style:family="text">
      <style:text-properties fo:font-size="10pt" style:font-size-asian="10pt"/>
    </style:style>
    <style:style style:name="T15" style:parent-style-name="Fonteparág.padrão" style:family="text">
      <style:text-properties fo:font-size="10pt" style:font-size-asian="10pt" style:font-size-complex="10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/>
      <style:text-properties fo:font-size="10pt" style:font-size-asian="10pt"/>
    </style:style>
    <style:style style:name="TableColumn22" style:family="table-column">
      <style:table-column-properties style:column-width="2.1958in" style:use-optimal-column-width="false"/>
    </style:style>
    <style:style style:name="TableColumn23" style:family="table-column">
      <style:table-column-properties style:column-width="2.1958in" style:use-optimal-column-width="false"/>
    </style:style>
    <style:style style:name="TableColumn24" style:family="table-column">
      <style:table-column-properties style:column-width="1.6833in" style:use-optimal-column-width="false"/>
    </style:style>
    <style:style style:name="Table21" style:family="table">
      <style:table-properties style:width="6.075in" fo:margin-left="-0.075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 fo:text-align="end"/>
    </style:style>
    <style:style style:name="T32" style:parent-style-name="Fonteparág.padrão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/>
    </style:style>
    <style:style style:name="T34" style:parent-style-name="Númerodepágina" style:family="text">
      <style:text-properties fo:font-size="10pt" style:font-size-asian="10pt"/>
    </style:style>
    <style:style style:name="T35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<text:span text:style-name="T14">Documento de Especificação de Casos de Uso -<text:s/></text:span><text:span text:style-name="T15">Caso de uso: Realizar Busca Simples</text:span></text:p>
            </table:table-cell>
            <table:table-cell table:style-name="TableCell16">
              <text:p text:style-name="P17">Versão do documento: 1.2</text:p>
            </table:table-cell>
          </table:table-row>
          <table:table-row table:style-name="TableRow18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9">
              <text:p text:style-name="P20"><text:s text:c="2"/>Data: <text:s/>14/05/2014</text:p>
            </table:table-cell>
          </table:table-row>
        </table:table>
        <text:p text:style-name="Cabeçalho"/>
      </style:header>
      <style:footer>
        <table:table table:style-name="Table21">
          <table:table-columns>
            <table:table-column table:style-name="TableColumn22"/>
            <table:table-column table:style-name="TableColumn23"/>
            <table:table-column table:style-name="TableColumn24"/>
          </table:table-columns>
          <table:table-row table:style-name="TableRow25">
            <table:table-cell table:style-name="TableCell26">
              <text:p text:style-name="P27">Confidencial</text:p>
            </table:table-cell>
            <table:table-cell table:style-name="TableCell28">
              <text:p text:style-name="P29">ICMC – USP, 2010</text:p>
            </table:table-cell>
            <table:table-cell table:style-name="TableCell30">
              <text:p text:style-name="P31"><text:span text:style-name="T32">Página<text:s/></text:span><text:span text:style-name="T33"><text:page-number text:fixed="false">3</text:page-number></text:span><text:span text:style-name="T34"><text:s/>de<text:s/></text:span><text:span text:style-name="T35"><text:page-count style:num-format="1">3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07-26T23:09:00Z</dc:date>
    <meta:template xlink:href="Normal" xlink:type="simple"/>
    <meta:editing-cycles>13</meta:editing-cycles>
    <meta:editing-duration>PT1860S</meta:editing-duration>
    <meta:document-statistic meta:page-count="3" meta:paragraph-count="8" meta:word-count="683" meta:character-count="4365" meta:row-count="30" meta:non-whitespace-character-count="3690"/>
  </office:meta>
</office:document-meta>
</file>